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 data/comments</text:p>
          </table:table-cell>
          <table:table-cell table:number-columns-repeated="3"/>
          <table:table-cell office:value-type="string" calcext:value-type="string">
            <text:p><text:a xlink:href="https://www.labirint.ru/" xlink:type="simple">https://www.labirint.ru/</text:a></text:p>
          </table:table-cell>
        </table:table-row>
        <table:table-row table:style-name="ro2">
          <table:table-cell office:value-type="string" calcext:value-type="string">
            <text:p>Увеличить максимально user interface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Баг – в строке поиска не видно полностью текст, отображается только “поиск по Лаби…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Уменьшить максимально user interface 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рокрутить вниз до конца страницу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В футере страницы заголовки блоков (Лабиринт в кармане, Каталог, Интересно, Мой лабиринт” видно наполовину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Зайти в каталог: книги-книги для детей-книги для малыша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Установить фильтр по “знакомство с иностранным языком”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Отсортировать товары по возрастанию цены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Отсортировать товары по убыванию цены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Установить фильтр по цене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Предзаполненные максимальное и минимальное значения цены указаны без учета скидки (от 108 до 3867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ортировать товары по высокому рейтингу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Сортировка не работает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сортировать товары по макс скидке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роверить отображение карточек товара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пользователь не видит рейтинг товара, пока не провалится в товар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ить 1 книгу в корзину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Добавить 999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Меняет автоматически значение на 29 (столько есть в наличии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ить 1,8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Не получается вводить в строку запятые и точк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ить “про” книг в корзину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Не получается вводить в строку букв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ить товары в избранное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Нажать на “поделиться и получить бонус”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кнопка не работает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бавить книги в список сравнения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Указать регион на английской раскладке (вместо Казань, Rfpfym)</text:p>
          </table:table-cell>
          <table:table-cell office:value-type="string" calcext:value-type="string">
            <text:p>pass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ереслать корзину путем копирования ссылки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сылка копируется, открывается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18:02:40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3-03-01T18:03:48.889000000</dc:date>
    <meta:editing-duration>PT1M51S</meta:editing-duration>
    <meta:editing-cycles>2</meta:editing-cycles>
    <meta:document-statistic meta:table-count="1" meta:cell-count="54" meta:object-count="0"/>
  </office:meta>
</office:document-meta>
</file>